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Version.NameVersion( String name , String v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MSVersioningFTPEntryParser.preParse( List origina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VMSVersioningFTPEntryParser.VMSVersioningFTPEntryParser( FTPClient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MSVersioningFTPEntryParser.isVersio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MSVersioningFTPEntryParser.VMSVersioningFTPEnt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